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8.27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15.341cm"/>
    </style:style>
    <style:style style:name="co5" style:family="table-column">
      <style:table-column-properties fo:break-before="auto" style:column-width="15.8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3.5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ext-properties fo:color="#111111"/>
    </style:style>
    <style:style style:name="ce4" style:family="table-cell" style:parent-style-name="Default">
      <style:text-properties fo:color="#111111" style:font-name="JetBrains Mono" style:font-name-asian="JetBrains Mono" style:font-name-complex="JetBrains Mono"/>
    </style:style>
    <style:style style:name="ce5" style:family="table-cell" style:parent-style-name="Default">
      <style:text-properties fo:color="#111111" style:font-name="JetBrains Mono"/>
    </style:style>
    <style:style style:name="ce6" style:family="table-cell" style:parent-style-name="Default">
      <style:text-properties fo:color="#111111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CJK J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Noto Sans CJK JP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CJK JP" style:language-complex="hi" style:country-complex="IN" style:font-name-asian="Noto Sans CJK JP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CJK JP" style:font-name-asian="Noto Sans CJK JP" style:font-name="Liberation Sans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-asian="Noto Sans CJK JP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font-name="Liberation Sans" style:language-complex="hi" style:country-complex="IN" style:font-name-complex="Noto Sans CJK JP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font-name-asian="Noto Sans CJK JP" style:font-name="Liberation Sans" style:font-name-complex="Noto Sans CJK JP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JP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CJK JP" style:font-name="Liberation Sans" style:language-complex="hi" style:country-complex="IN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fo:font-weight="normal" style:font-size-complex="10pt" fo:color="#111111" style:font-style-asian="normal" style:language-complex="hi" style:country-complex="IN" fo:language="en" fo:country="US" fo:text-shadow="none" style:font-weight-asian="normal" fo:font-style="normal" fo:font-size="10pt" style:text-emphasize="none" style:font-style-complex="normal" style:language-asian="ja" style:country-asian="JP" style:text-underline-style="none" style:text-underline-color="font-color" style:text-overline-style="none" style:text-overline-color="font-color" style:font-relief="none" style:text-line-through-mode="continuous" style:font-weight-complex="normal" style:text-outline="false" style:text-line-through-type="none" style:font-size-asian="10pt"/>
    </style:style>
    <style:style style:name="T8" style:family="text">
      <style:text-properties style:font-size-complex="10pt" fo:color="#111111" style:font-style-asian="normal" style:language-complex="hi" style:country-complex="IN" fo:language="en" fo:country="US" fo:text-shadow="none" fo:font-style="normal" fo:font-size="10pt" style:text-emphasize="none" style:font-style-complex="normal" style:language-asian="ja" style:country-asian="JP" style:text-underline-style="none" style:text-underline-color="font-color" style:text-overline-style="none" style:text-overline-color="font-color" style:font-relief="none" style:text-line-through-mode="continuous" style:text-outline="false" style:text-line-through-type="none" style:font-size-asian="10pt" fo:font-weight="bold" style:font-weight-complex="bold" style:font-weight-asian="bold"/>
    </style:style>
    <style:style style:name="T9" style:family="text">
      <style:text-properties style:text-line-through-mode="continuous" fo:text-shadow="none" style:language-complex="hi" style:country-complex="IN" fo:color="#111111" fo:language="en" fo:country="US" style:text-overline-style="none" style:text-overline-color="font-color" fo:font-size="10pt" style:text-underline-style="none" style:text-underline-color="font-color" style:text-line-through-type="none" fo:font-style="normal" style:language-asian="ja" style:country-asian="JP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text-outline="false" fo:font-weight="normal" style:font-relief="none"/>
    </style:style>
    <style:style style:name="T10" style:family="text">
      <style:text-properties style:text-line-through-mode="continuous" fo:text-shadow="none" style:language-complex="hi" style:country-complex="IN" fo:color="#111111" fo:language="en" fo:country="US" style:text-overline-style="none" style:text-overline-color="font-color" fo:font-size="10pt" style:text-underline-style="none" style:text-underline-color="font-color" style:text-line-through-type="none" fo:font-style="normal" style:language-asian="ja" style:country-asian="JP" style:font-name-asian="JetBrains Mono" style:font-name-complex="JetBrains Mono" style:font-size-asian="10pt" style:font-size-complex="10pt" style:font-style-asian="normal" style:font-style-complex="normal" style:text-emphasize="none" style:text-outline="false" style:font-relief="none" fo:font-weight="bold" style:font-weight-asian="bold" style:font-weight-complex="bold"/>
    </style:style>
    <style:style style:name="T1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font-size="10pt" fo:font-style="normal" style:font-size-asian="10pt" style:font-size-complex="10pt" style:font-style-asian="normal" style:font-style-complex="normal" fo:font-weight="bold" style:font-weight-asian="bold" style:font-weight-complex="bold"/>
    </style:style>
    <style:style style:name="T13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/>
    </style:style>
    <style:style style:name="T14" style:family="text">
      <style:text-properties style:font-style-complex="normal" fo:font-size="10pt" fo:font-style="normal" style:font-name-asian="JetBrains Mono" style:font-name-complex="JetBrains Mono" style:font-size-asian="10pt" style:font-size-complex="10pt" style:font-style-asian="normal" style:font-name="JetBrains Mono" fo:font-weight="bold" style:font-weight-asian="bold" style:font-weight-complex="bold"/>
    </style:style>
    <style:style style:name="T15" style:family="text">
      <style:text-properties style:font-style-complex="normal" fo:font-size="10pt" fo:font-style="normal" style:font-name-asian="JetBrains Mono" style:font-name-complex="JetBrains Mono" style:font-size-asian="10pt" style:font-size-complex="10pt" style:font-style-asian="normal" style:font-name="JetBrains Mono" fo:font-weight="normal" style:font-weight-asian="normal" style:font-weight-complex="normal"/>
    </style:style>
    <style:style style:name="T16" style:family="text">
      <style:text-properties style:font-name="JetBrains Mono" style:font-style-complex="normal" style:font-style-asian="normal" style:font-size-complex="10pt" style:font-size-asian="10pt" style:font-name-complex="JetBrains Mono" style:font-name-asian="JetBrains Mono" fo:font-style="normal" fo:font-size="10pt" fo:font-weight="normal" style:font-weight-asian="normal" style:font-weight-complex="normal"/>
    </style:style>
    <style:style style:name="T17" style:family="text">
      <style:text-properties style:font-name="JetBrains Mono" style:font-style-complex="normal" style:font-style-asian="normal" style:font-size-complex="10pt" style:font-size-asian="10pt" style:font-name-complex="JetBrains Mono" style:font-name-asian="JetBrains Mono" fo:font-style="normal" fo:font-size="10pt" fo:font-weight="bold" style:font-weight-asian="bold" style:font-weight-complex="bold"/>
    </style:style>
    <style:style style:name="T1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9" style:family="text">
      <style:text-properties style:font-name="JetBrains Mono" fo:font-size="10pt" fo:font-style="normal" style:font-name-asian="JetBrains Mono" style:font-name-complex="JetBrains Mono" style:font-size-asian="10pt" style:font-size-complex="10pt" style:font-style-asian="normal" style:font-style-complex="normal" fo:font-weight="bold" style:font-weight-asian="bold" style:font-weight-complex="bold"/>
    </style:style>
    <style:style style:name="T20" style:family="text">
      <style:text-properties style:font-size-complex="10pt" style:font-size-asian="10pt" style:font-weight-asian="normal" fo:font-size="10pt" fo:font-weight="normal" fo:font-style="normal" style:font-style-complex="normal" style:font-style-asian="normal" style:font-weight-complex="normal"/>
    </style:style>
    <style:style style:name="T21" style:family="text">
      <style:text-properties style:font-size-complex="10pt" style:font-size-asian="10pt" fo:font-size="10pt" fo:font-style="normal" style:font-style-complex="normal" style:font-style-asian="normal" style:font-weight-complex="bold" fo:font-weight="bold" style:font-weight-asian="bold"/>
    </style:style>
    <style:style style:name="T22" style:family="text">
      <style:text-properties style:font-size-complex="10pt" style:font-size-asian="10pt" fo:font-size="10pt" fo:font-style="normal" style:font-style-complex="normal" style:font-style-asian="normal" fo:font-weight="normal" style:font-weight-complex="normal" style:font-weight-asian="normal"/>
    </style:style>
    <style:style style:name="T23" style:family="text">
      <style:text-properties style:font-size-complex="10pt" style:font-size-asian="10pt" fo:font-size="10pt" fo:font-style="normal" style:font-style-complex="normal" style:font-style-asian="normal" fo:font-weight="bold" style:font-weight-asian="bold" style:font-weight-complex="bold"/>
    </style:style>
    <style:style style:name="T24" style:family="text">
      <style:text-properties style:font-size-complex="10pt" style:font-size-asian="10pt" fo:font-size="10pt" fo:font-style="normal" style:font-style-complex="normal" style:font-style-asian="normal" fo:font-weight="normal" style:font-weight-asian="normal" style:font-weight-complex="normal"/>
    </style:style>
    <style:style style:name="T25" style:family="text">
      <style:text-properties style:font-style-complex="normal" style:font-style-asian="normal" style:font-size-complex="10pt" style:font-size-asian="10pt" fo:font-size="10pt" fo:font-style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ccountScreen</text:p>
          </table:table-cell>
          <table:table-cell table:style-name="ce2" office:value-type="string" calcext:value-type="string">
            <text:p>ConsumerWidget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ilteredTodosをwatchしてList&lt;EntryItem&gt; entriesへ代入(下のProviderScopeへ)</text:p>
          </table:table-cell>
          <table:table-cell table:style-name="ce2" office:value-type="string" calcext:value-type="string">
            <text:p>filteredTodos</text:p>
          </table:table-cell>
          <table:table-cell office:value-type="string" calcext:value-type="string">
            <text:p>List&lt;EntryItem&gt;を管理するProvider</text:p>
          </table:table-cell>
          <table:table-cell table:style-name="ce7" office:value-type="string" calcext:value-type="string">
            <text:p>// `ref` を通じて他のプロバイダを利用する</text:p>
            <text:p><text:span text:style-name="T1"><text:a xlink:href="https://riverpod.dev/ja/docs/concepts/reading" xlink:type="simple">https://riverpod.dev/ja/docs/concepts/reading</text:a></text:span>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odoListFilterをwatch</text:p>
            <text:p><text:span text:style-name="T1">listProviderをwatch</text:span></text:p>
            <text:p><text:span text:style-name="T3">   要は、全完未ボタンが押されたり、</text:span></text:p>
            <text:p><text:span text:style-name="T4">  entryItemNotifierのaddとかのメソッドが</text:span></text:p>
            <text:p><text:span text:style-name="T2">  実行されるとこのクラスが実行され、</text:span></text:p>
            <text:p><text:span text:style-name="T5">  ConsumerであるListViewのentryが</text:span></text:p>
            <text:p><text:span text:style-name="T6">  更新される。</text:span></text:p>
          </table:table-cell>
          <table:table-cell table:style-name="ce6"/>
          <table:table-cell table:number-columns-repeated="2"/>
        </table:table-row>
        <table:table-row table:style-name="ro4">
          <table:table-cell table:number-columns-repeated="6"/>
        </table:table-row>
        <table:table-row table:style-name="ro1" table:number-rows-repeated="6">
          <table:table-cell table:number-columns-repeated="6"/>
        </table:table-row>
        <table:table-row table:style-name="ro5">
          <table:table-cell table:style-name="ce2" office:value-type="string" calcext:value-type="string">
            <text:p>MyInputItem()呼出し</text:p>
          </table:table-cell>
          <table:table-cell table:style-name="ce2" office:value-type="string" calcext:value-type="string">
            <text:p>MyInputItem</text:p>
          </table:table-cell>
          <table:table-cell table:style-name="ce3" office:value-type="string" calcext:value-type="string">
            <text:p>HookConsumerWidget</text:p>
          </table:table-cell>
          <table:table-cell table:number-columns-repeated="3"/>
        </table:table-row>
        <table:table-row table:style-name="ro6">
          <table:table-cell table:style-name="ce2" table:number-columns-repeated="2"/>
          <table:table-cell table:style-name="ce4" office:value-type="string" calcext:value-type="string">
            <text:p><text:span text:style-name="T7">final filter = ref.watch(todoListFilter)</text:span><text:span text:style-name="T8">;</text:span></text:p>
          </table:table-cell>
          <table:table-cell office:value-type="string" calcext:value-type="string">
            <text:p>todoListFilterはallかactiveかcompletedのいずれか。ステータスが変わるのwatch</text:p>
            <text:p>上でもtodoListFilterをwatchしている。上はListViewを更新。ここでは、</text:p>
            <text:p>インプットエリアの表示を更新する。具体的には全完未の色を変えるために使われる</text:p>
          </table:table-cell>
          <table:table-cell table:number-columns-repeated="2"/>
        </table:table-row>
        <table:table-row table:style-name="ro4">
          <table:table-cell table:style-name="ce2" table:number-columns-repeated="2"/>
          <table:table-cell table:style-name="ce5" office:value-type="string" calcext:value-type="string">
            <text:p><text:span text:style-name="T9">List&lt;EntryItem&gt; entries = ref.watch(filteredTodos)</text:span><text:span text:style-name="T10">;</text:span></text:p>
          </table:table-cell>
          <table:table-cell office:value-type="string" calcext:value-type="string">
            <text:p>ここでは、${entries.length}のためにwatchしている</text:p>
          </table:table-cell>
          <table:table-cell table:number-columns-repeated="2"/>
        </table:table-row>
        <table:table-row table:style-name="ro4">
          <table:table-cell table:style-name="ce2" table:number-columns-repeated="2"/>
          <table:table-cell table:style-name="ce6" office:value-type="string" calcext:value-type="string">
            <text:p><text:span text:style-name="T11">ref.read(listProvider.notifier).addItem(currentItem)</text:span><text:span text:style-name="T12">;</text:span>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ProviderScopeで_currentTodo.overrideWithValue(entries[i]),</text:p>
            <text:p><text:span text:style-name="T1">TodoItem()</text:span></text:p>
            <text:p><text:span text:style-name="T2">forループで一々ProviderScope overrideWithで_currentTodoを上書き。その上でTodoItem()呼出し</text:span></text:p>
          </table:table-cell>
          <table:table-cell table:style-name="ce2" office:value-type="string" calcext:value-type="string">
            <text:p>_currentTodo</text:p>
          </table:table-cell>
          <table:table-cell office:value-type="string" calcext:value-type="string">
            <text:p>EntryItemのProvider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2" office:value-type="string" calcext:value-type="string">
            <text:p>TodoItem</text:p>
          </table:table-cell>
          <table:table-cell table:style-name="ce6" office:value-type="string" calcext:value-type="string">
            <text:p><text:span text:style-name="T11">final todo = ref.watch(_currentTodo)</text:span><text:span text:style-name="T12">;</text:span>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3" office:value-type="string" calcext:value-type="string">
            <text:p>編集されてフォーカス外れたら</text:p>
            <text:p><text:span text:style-name="T13">ref.read(listProvider.notifier)</text:span><text:span text:style-name="T13">     .edit(id: todo.id</text:span><text:span text:style-name="T14">, </text:span><text:span text:style-name="T15">description: </text:span></text:p>
            <text:p><text:span text:style-name="T16">               textEditingController.text)</text:span><text:span text:style-name="T17">;</text:span></text:p>
          </table:table-cell>
          <table:table-cell table:style-name="ce6" office:value-type="string" calcext:value-type="string">
            <text:p><text:span text:style-name="T20">final listProvider = StateNotifierProvider&lt;EntryItemNotifier</text:span><text:span text:style-name="T21">, </text:span><text:span text:style-name="T22">List&lt;EntryItem&gt;&gt;(</text:span><text:span text:style-name="T22">  (ref) {    return EntryItemNotifier()</text:span><text:span text:style-name="T23">;  </text:span><text:span text:style-name="T24">}</text:span><text:span text:style-name="T23">,</text:span><text:span text:style-name="T24">)</text:span><text:span text:style-name="T23">;</text:span></text:p>
            <text:p><text:span text:style-name="T25">StateNotifierProviderはStateNotifierとセットで使われる</text:span></text:p>
            <text:p><text:span text:style-name="T25"><text:a xlink:href="https://pub.dev/documentation/riverpod/latest/riverpod/StateNotifierProvider-class.html" xlink:type="simple">https://pub.dev/documentation/riverpod/latest/riverpod/StateNotifierProvider-class.html</text:a></text:span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istTileセット</text:p>
          </table:table-cell>
          <table:table-cell table:style-name="ce6" office:value-type="string" calcext:value-type="string">
            <text:p>ref.read(listProvider.notifier).METHOD(todo.id) でメソッド呼出し</text:p>
            <text:p>StateNotifierProviderのlistProvider経由でStateNotifierのEntryItemNotifier()メソッドを利用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" office:value-type="string" calcext:value-type="string">
            <text:p>削除の時も<text:span text:style-name="T18">ref.read(listProvider.notifier).removeItem(todo.id)</text:span><text:span text:style-name="T19">;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CJK JP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8:26:37.665797537</meta:creation-date>
    <dc:date>2023-10-10T20:12:08.921684598</dc:date>
    <meta:editing-duration>PT1H45M28S</meta:editing-duration>
    <meta:editing-cycles>8</meta:editing-cycles>
    <meta:generator>LibreOffice/7.5.6.2$Linux_X86_64 LibreOffice_project/50$Build-2</meta:generator>
    <meta:document-statistic meta:table-count="1" meta:cell-count="25" meta:object-count="0"/>
  </office:meta>
</office:document-meta>
</file>